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0b5" officeooo:paragraph-rsid="0018f0b5"/>
    </style:style>
    <style:style style:name="P2" style:family="paragraph" style:parent-style-name="Standard">
      <style:text-properties officeooo:rsid="001a8ae9" officeooo:paragraph-rsid="001a8ae9"/>
    </style:style>
    <style:style style:name="P3" style:family="paragraph" style:parent-style-name="Standard">
      <style:text-properties officeooo:rsid="001bb1a3" officeooo:paragraph-rsid="001bb1a3"/>
    </style:style>
    <style:style style:name="P4" style:family="paragraph" style:parent-style-name="Standard">
      <style:text-properties officeooo:paragraph-rsid="001bb1a3"/>
    </style:style>
    <style:style style:name="P5" style:family="paragraph" style:parent-style-name="Standard">
      <style:text-properties officeooo:rsid="0018f0b5" officeooo:paragraph-rsid="0018f0b5"/>
    </style:style>
    <style:style style:name="P6" style:family="paragraph" style:parent-style-name="Standard">
      <style:text-properties officeooo:rsid="001d5c68" officeooo:paragraph-rsid="001d5c68"/>
    </style:style>
    <style:style style:name="P7" style:family="paragraph" style:parent-style-name="Standard">
      <style:text-properties officeooo:rsid="001ee1f9" officeooo:paragraph-rsid="001ee1f9"/>
    </style:style>
    <style:style style:name="P8" style:family="paragraph" style:parent-style-name="Standard">
      <style:text-properties officeooo:rsid="0020b121" officeooo:paragraph-rsid="0020b121"/>
    </style:style>
    <style:style style:name="P9" style:family="paragraph" style:parent-style-name="Standard">
      <style:text-properties officeooo:rsid="0020b121" officeooo:paragraph-rsid="00236334"/>
    </style:style>
    <style:style style:name="P10" style:family="paragraph" style:parent-style-name="Standard">
      <style:text-properties officeooo:rsid="00210ded" officeooo:paragraph-rsid="00210ded"/>
    </style:style>
    <style:style style:name="P11" style:family="paragraph" style:parent-style-name="Standard">
      <style:text-properties officeooo:rsid="00236334" officeooo:paragraph-rsid="00236334"/>
    </style:style>
    <style:style style:name="P12" style:family="paragraph" style:parent-style-name="Standard">
      <style:text-properties officeooo:rsid="0025ac64" officeooo:paragraph-rsid="0025ac64"/>
    </style:style>
    <style:style style:name="P13" style:family="paragraph" style:parent-style-name="Standard">
      <style:text-properties officeooo:rsid="002635c9" officeooo:paragraph-rsid="002635c9"/>
    </style:style>
    <style:style style:name="T1" style:family="text">
      <style:text-properties officeooo:rsid="001bb1a3"/>
    </style:style>
    <style:style style:name="T2" style:family="text">
      <style:text-properties officeooo:rsid="0020b121"/>
    </style:style>
    <style:style style:name="T3" style:family="text">
      <style:text-properties officeooo:rsid="00236334"/>
    </style:style>
    <style:style style:name="T4" style:family="text">
      <style:text-properties officeooo:rsid="00241a9c"/>
    </style:style>
    <style:style style:name="T5" style:family="text">
      <style:text-properties officeooo:rsid="00247d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2">Trying to get the foreignkey to work, round 2:</text:p>
      <text:p text:style-name="P12"/>
      <text:p text:style-name="P13">Error message:</text:p>
      <text:p text:style-name="P13">You are trying to add a non-nullable field 'author' to rawingredient without a default; we can't do that (the database needs something to populate existing rows).</text:p>
      <text:p text:style-name="P13">Please select a fix:</text:p>
      <text:p text:style-name="P13"><text:s/>1) Provide a one-off default now (will be set on all existing rows with a null value for this column)</text:p>
      <text:p text:style-name="P13"><text:s/>2) Quit, and let me add a default in models.py</text:p>
      <text:p text:style-name="P1"/>
      <text:p text:style-name="P12">=======================================================================</text:p>
      <text:p text:style-name="P1"/>
      <text:p text:style-name="P11"><text:span text:style-name="T5">git commit -am "Back to working state after messing up the application. </text:span>I messed up the database by trying to add a ForeignKey containing the User as author to the RawIngredient model. Here is how I fixed it. <text:span text:style-name="T4">1) </text:span>I deleted all the migrations. I.e., I went into the migrations folder and deleted all the files except the __init__.py file.<text:span text:style-name="T4"> 2) </text:span>I created a new database using pgadmin4.<text:span text:style-name="T4">"</text:span></text:p>
      <text:p text:style-name="P1"/>
      <text:p text:style-name="P9">=======================================================================</text:p>
      <text:p text:style-name="P1"/>
      <text:p text:style-name="P8">New <text:span text:style-name="T3">superuser:</text:span></text:p>
      <text:p text:style-name="P11">matthias</text:p>
      <text:p text:style-name="P11">matthias@gmail.com</text:p>
      <text:p text:style-name="P11">testpassword</text:p>
      <text:p text:style-name="P1"/>
      <text:p text:style-name="P8">=======================================================================</text:p>
      <text:p text:style-name="P1"/>
      <text:p text:style-name="P6">Creating a new datab<text:span text:style-name="T2">a</text:span>se because I messed up the old one trying to add an author to the ingredients.</text:p>
      <text:p text:style-name="P1"/>
      <text:p text:style-name="P10">Error message from stacktrace:</text:p>
      <text:p text:style-name="P10">TypeError: int() argument must be a string, a bytes-like object or a number, not 'dict'</text:p>
      <text:p text:style-name="P1"/>
      <text:p text:style-name="P7">ForeignKey.to_field¶</text:p>
      <text:p text:style-name="P7">The field on the related object that the relation is to. By default, Django uses the primary key of the related object. If you reference a different field, that field must have unique=True.</text:p>
      <text:p text:style-name="P1"/>
      <text:p text:style-name="P6">=======================================================================</text:p>
      <text:p text:style-name="P1"/>
      <text:p text:style-name="P4"><text:span text:style-name="T1">I used DecimalField instead of FloatField because </text:span><text:a xlink:type="simple" xlink:href="https://docs.python.org/3/library/decimal.html#module-decimal" text:style-name="Internet_20_link" text:visited-style-name="Visited_20_Internet_20_Link">https://docs.python.org/3/library/decimal.html#module-decimal</text:a></text:p>
      <text:p text:style-name="P1"/>
      <text:p text:style-name="P3">=======================================================================</text:p>
      <text:p text:style-name="P1"/>
      <text:p text:style-name="P1">login info of testuser:</text:p>
      <text:p text:style-name="P1">m</text:p>
      <text:p text:style-name="P1">m@gmail.com</text:p>
      <text:p text:style-name="P1">testpassword</text:p>
      <text:p text:style-name="P1"/>
      <text:p text:style-name="P2">superuser:</text:p>
      <text:p text:style-name="P2"/>
      <text:p text:style-name="P2">admin</text:p>
      <text:p text:style-name="P2">admin@gmail.com</text:p>
      <text:p text:style-name="P2"><text:soft-page-break/>testpassw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5:30:31.996550204</meta:creation-date>
    <meta:generator>LibreOffice/6.0.7.3$Linux_X86_64 LibreOffice_project/00m0$Build-3</meta:generator>
    <dc:date>2019-06-10T10:59:14.284560098</dc:date>
    <meta:editing-duration>PT1H13M13S</meta:editing-duration>
    <meta:editing-cycles>13</meta:editing-cycles>
    <meta:document-statistic meta:table-count="0" meta:image-count="0" meta:object-count="0" meta:page-count="2" meta:paragraph-count="30" meta:word-count="240" meta:character-count="1804" meta:non-whitespace-character-count="1592"/>
  </office:meta>
</office:document-meta>
</file>